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osevka" svg:font-family="Iosevk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7535in" fo:margin-left="0in" table:align="left"/>
    </style:style>
    <style:style style:name="Tabela1.A" style:family="table-column">
      <style:table-column-properties style:column-width="0.9556in"/>
    </style:style>
    <style:style style:name="Tabela1.B" style:family="table-column">
      <style:table-column-properties style:column-width="0.9563in"/>
    </style:style>
    <style:style style:name="Tabela1.G" style:family="table-column">
      <style:table-column-properties style:column-width="1.0167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G4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D6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ela1.C9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ela1.D9" style:family="table-cell">
      <style:table-cell-properties fo:background-color="#ff8000" fo:padding="0.0382in" fo:border-left="0.05pt solid #000000" fo:border-right="none" fo:border-top="none" fo:border-bottom="0.05pt solid #000000">
        <style:background-image/>
      </style:table-cell-properties>
    </style:style>
    <style:style style:name="Tabela1.G9" style:family="table-cell">
      <style:table-cell-properties fo:background-color="#ff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e563" officeooo:paragraph-rsid="0002e563"/>
    </style:style>
    <style:style style:name="P2" style:family="paragraph" style:parent-style-name="Text_20_body">
      <style:text-properties officeooo:rsid="00056269" officeooo:paragraph-rsid="00056269"/>
    </style:style>
    <style:style style:name="P3" style:family="paragraph" style:parent-style-name="Text_20_body">
      <style:text-properties officeooo:rsid="00056269" officeooo:paragraph-rsid="000bee7d"/>
    </style:style>
    <style:style style:name="P4" style:family="paragraph" style:parent-style-name="Text_20_body">
      <style:text-properties officeooo:rsid="0008268c" officeooo:paragraph-rsid="0008268c"/>
    </style:style>
    <style:style style:name="P5" style:family="paragraph" style:parent-style-name="Text_20_body">
      <style:text-properties officeooo:rsid="0008268c" officeooo:paragraph-rsid="000862a8"/>
    </style:style>
    <style:style style:name="P6" style:family="paragraph" style:parent-style-name="Text_20_body">
      <style:text-properties officeooo:rsid="000862a8" officeooo:paragraph-rsid="000862a8"/>
    </style:style>
    <style:style style:name="P7" style:family="paragraph" style:parent-style-name="Text_20_body">
      <style:text-properties officeooo:paragraph-rsid="000a547c"/>
    </style:style>
    <style:style style:name="P8" style:family="paragraph" style:parent-style-name="Text_20_body">
      <style:text-properties officeooo:rsid="000bee7d" officeooo:paragraph-rsid="000bee7d"/>
    </style:style>
    <style:style style:name="P9" style:family="paragraph" style:parent-style-name="Text_20_body">
      <style:text-properties officeooo:rsid="000d503c" officeooo:paragraph-rsid="000d503c"/>
    </style:style>
    <style:style style:name="P10" style:family="paragraph" style:parent-style-name="Text_20_body">
      <style:text-properties officeooo:rsid="000d80fc" officeooo:paragraph-rsid="000d503c"/>
    </style:style>
    <style:style style:name="P11" style:family="paragraph" style:parent-style-name="Text_20_body">
      <style:text-properties officeooo:rsid="000d80fc" officeooo:paragraph-rsid="000d80fc"/>
    </style:style>
    <style:style style:name="P12" style:family="paragraph" style:parent-style-name="Text_20_body">
      <style:text-properties officeooo:rsid="000e9184" officeooo:paragraph-rsid="000e9184"/>
    </style:style>
    <style:style style:name="P13" style:family="paragraph" style:parent-style-name="Text_20_body">
      <style:text-properties fo:font-style="normal" officeooo:rsid="000e9184" officeooo:paragraph-rsid="000e9184" style:font-style-asian="normal" style:font-style-complex="normal"/>
    </style:style>
    <style:style style:name="P14" style:family="paragraph" style:parent-style-name="Title">
      <style:text-properties officeooo:rsid="0002e563" officeooo:paragraph-rsid="0002e563"/>
    </style:style>
    <style:style style:name="P15" style:family="paragraph" style:parent-style-name="Subtitle">
      <style:text-properties officeooo:rsid="0002e563" officeooo:paragraph-rsid="0002e563"/>
    </style:style>
    <style:style style:name="P16" style:family="paragraph" style:parent-style-name="Heading_20_1">
      <style:text-properties officeooo:rsid="0008268c" officeooo:paragraph-rsid="0008268c"/>
    </style:style>
    <style:style style:name="P17" style:family="paragraph" style:parent-style-name="Heading_20_1">
      <style:text-properties officeooo:rsid="0002e563" officeooo:paragraph-rsid="0002e563"/>
    </style:style>
    <style:style style:name="P18" style:family="paragraph" style:parent-style-name="Heading_20_1">
      <style:text-properties officeooo:rsid="00119738" officeooo:paragraph-rsid="00119738"/>
    </style:style>
    <style:style style:name="P19" style:family="paragraph" style:parent-style-name="Heading_20_1">
      <style:text-properties officeooo:rsid="00172bc4" officeooo:paragraph-rsid="00172bc4"/>
    </style:style>
    <style:style style:name="P20" style:family="paragraph" style:parent-style-name="Heading_20_1">
      <style:text-properties officeooo:rsid="001f4934" officeooo:paragraph-rsid="001f4934"/>
    </style:style>
    <style:style style:name="P21" style:family="paragraph" style:parent-style-name="Heading_20_2">
      <style:text-properties officeooo:rsid="000a547c" officeooo:paragraph-rsid="000a547c"/>
    </style:style>
    <style:style style:name="P22" style:family="paragraph" style:parent-style-name="Heading_20_2">
      <style:text-properties officeooo:rsid="00056269" officeooo:paragraph-rsid="00056269"/>
    </style:style>
    <style:style style:name="P23" style:family="paragraph" style:parent-style-name="Heading_20_2">
      <style:text-properties officeooo:rsid="000d80fc" officeooo:paragraph-rsid="000d80fc"/>
    </style:style>
    <style:style style:name="P24" style:family="paragraph" style:parent-style-name="Heading_20_2">
      <style:text-properties officeooo:rsid="00172bc4" officeooo:paragraph-rsid="00172bc4"/>
    </style:style>
    <style:style style:name="P25" style:family="paragraph" style:parent-style-name="Heading_20_2">
      <style:text-properties officeooo:rsid="001f4934" officeooo:paragraph-rsid="001f4934"/>
    </style:style>
    <style:style style:name="P26" style:family="paragraph" style:parent-style-name="Heading_20_2">
      <style:text-properties officeooo:rsid="00242af7" officeooo:paragraph-rsid="00242af7"/>
    </style:style>
    <style:style style:name="P27" style:family="paragraph" style:parent-style-name="Heading_20_3">
      <style:text-properties officeooo:rsid="00056269" officeooo:paragraph-rsid="00056269"/>
    </style:style>
    <style:style style:name="P28" style:family="paragraph" style:parent-style-name="Heading_20_3">
      <style:text-properties officeooo:rsid="0006244b" officeooo:paragraph-rsid="0006244b"/>
    </style:style>
    <style:style style:name="P29" style:family="paragraph" style:parent-style-name="Heading_20_3">
      <style:text-properties officeooo:rsid="0015718f" officeooo:paragraph-rsid="0015718f"/>
    </style:style>
    <style:style style:name="P30" style:family="paragraph" style:parent-style-name="Heading_20_3">
      <style:text-properties officeooo:rsid="00172bc4" officeooo:paragraph-rsid="00172bc4"/>
    </style:style>
    <style:style style:name="P31" style:family="paragraph" style:parent-style-name="Heading_20_3">
      <style:text-properties officeooo:rsid="001b5a46" officeooo:paragraph-rsid="001b5a46"/>
    </style:style>
    <style:style style:name="P32" style:family="paragraph" style:parent-style-name="Heading_20_3">
      <style:text-properties officeooo:rsid="001befa1" officeooo:paragraph-rsid="001befa1"/>
    </style:style>
    <style:style style:name="P33" style:family="paragraph" style:parent-style-name="Heading_20_3">
      <style:text-properties officeooo:rsid="001e7b94" officeooo:paragraph-rsid="001e7b94"/>
    </style:style>
    <style:style style:name="P34" style:family="paragraph" style:parent-style-name="Heading_20_3">
      <style:text-properties officeooo:rsid="001f4934" officeooo:paragraph-rsid="001f4934"/>
    </style:style>
    <style:style style:name="P35" style:family="paragraph" style:parent-style-name="Heading_20_3">
      <style:text-properties officeooo:rsid="00221ca2" officeooo:paragraph-rsid="00221ca2"/>
    </style:style>
    <style:style style:name="P36" style:family="paragraph" style:parent-style-name="Heading_20_3">
      <style:text-properties officeooo:rsid="00242af7" officeooo:paragraph-rsid="00242af7"/>
    </style:style>
    <style:style style:name="P37" style:family="paragraph" style:parent-style-name="Table_20_Contents">
      <style:text-properties officeooo:rsid="001b5a46" officeooo:paragraph-rsid="001b5a46"/>
    </style:style>
    <style:style style:name="P38" style:family="paragraph" style:parent-style-name="Table_20_Contents">
      <style:paragraph-properties fo:text-align="center" style:justify-single-word="false"/>
      <style:text-properties officeooo:rsid="001b5a46" officeooo:paragraph-rsid="001b5a46"/>
    </style:style>
    <style:style style:name="P39" style:family="paragraph" style:parent-style-name="Table_20_Contents">
      <style:text-properties fo:font-style="italic" officeooo:rsid="001b5a46" officeooo:paragraph-rsid="001b5a46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rsid="001b5a46" officeooo:paragraph-rsid="001b5a46" style:font-style-asian="italic" style:font-style-complex="italic"/>
    </style:style>
    <style:style style:name="P41" style:family="paragraph" style:parent-style-name="Table_20_Contents">
      <style:text-properties fo:font-style="normal" officeooo:rsid="001b5a46" officeooo:paragraph-rsid="001b5a46" style:font-style-asian="normal" style:font-style-complex="normal"/>
    </style:style>
    <style:style style:name="P42" style:family="paragraph" style:parent-style-name="Table_20_Contents">
      <style:text-properties officeooo:rsid="001ba117" officeooo:paragraph-rsid="001ba117"/>
    </style:style>
    <style:style style:name="P43" style:family="paragraph" style:parent-style-name="Table_20_Contents">
      <style:text-properties officeooo:rsid="001befa1" officeooo:paragraph-rsid="001befa1"/>
    </style:style>
    <style:style style:name="P44" style:family="paragraph" style:parent-style-name="Text_20_body" style:list-style-name="L1">
      <style:text-properties officeooo:rsid="00032c05" officeooo:paragraph-rsid="00032c05"/>
    </style:style>
    <style:style style:name="P45" style:family="paragraph" style:parent-style-name="Text_20_body" style:list-style-name="L1">
      <style:text-properties officeooo:rsid="0003a967" officeooo:paragraph-rsid="0003a967"/>
    </style:style>
    <style:style style:name="P46" style:family="paragraph" style:parent-style-name="Text_20_body" style:list-style-name="L1">
      <style:text-properties fo:font-style="normal" officeooo:rsid="0003a967" officeooo:paragraph-rsid="0003a967" style:font-style-asian="normal" style:font-style-complex="normal"/>
    </style:style>
    <style:style style:name="P47" style:family="paragraph" style:parent-style-name="Text_20_body" style:list-style-name="L3">
      <style:text-properties fo:font-style="normal" officeooo:rsid="00123a79" officeooo:paragraph-rsid="00123a79" style:font-style-asian="normal" style:font-style-complex="normal"/>
    </style:style>
    <style:style style:name="P48" style:family="paragraph" style:parent-style-name="Text_20_body" style:list-style-name="L3">
      <style:text-properties fo:font-style="normal" officeooo:rsid="0013e8f6" officeooo:paragraph-rsid="0013e8f6" style:font-style-asian="normal" style:font-style-complex="normal"/>
    </style:style>
    <style:style style:name="P49" style:family="paragraph" style:parent-style-name="Text_20_body">
      <style:text-properties fo:font-style="normal" officeooo:rsid="0013e8f6" officeooo:paragraph-rsid="0013e8f6" style:font-style-asian="normal" style:font-style-complex="normal"/>
    </style:style>
    <style:style style:name="P50" style:family="paragraph" style:parent-style-name="Text_20_body" style:list-style-name="L7">
      <style:text-properties fo:font-style="normal" officeooo:rsid="0015718f" officeooo:paragraph-rsid="0015718f" style:font-style-asian="normal" style:font-style-complex="normal"/>
    </style:style>
    <style:style style:name="P51" style:family="paragraph" style:parent-style-name="Text_20_body">
      <style:text-properties fo:font-style="normal" officeooo:rsid="0015718f" officeooo:paragraph-rsid="0015718f" style:font-style-asian="normal" style:font-style-complex="normal"/>
    </style:style>
    <style:style style:name="P52" style:family="paragraph" style:parent-style-name="Text_20_body" style:list-style-name="L12">
      <style:text-properties fo:font-style="normal" officeooo:rsid="001cb130" officeooo:paragraph-rsid="001cb130" style:font-style-asian="normal" style:font-style-complex="normal"/>
    </style:style>
    <style:style style:name="P53" style:family="paragraph" style:parent-style-name="Text_20_body" style:list-style-name="L12">
      <style:text-properties fo:font-style="normal" officeooo:rsid="001d218e" officeooo:paragraph-rsid="001d218e" style:font-style-asian="normal" style:font-style-complex="normal"/>
    </style:style>
    <style:style style:name="P54" style:family="paragraph" style:parent-style-name="Text_20_body">
      <style:text-properties fo:font-style="normal" officeooo:rsid="001d218e" officeooo:paragraph-rsid="001d218e" style:font-style-asian="normal" style:font-style-complex="normal"/>
    </style:style>
    <style:style style:name="P55" style:family="paragraph" style:parent-style-name="Text_20_body" style:list-style-name="L13">
      <style:text-properties fo:font-style="normal" officeooo:rsid="001d218e" officeooo:paragraph-rsid="001d218e" style:font-style-asian="normal" style:font-style-complex="normal"/>
    </style:style>
    <style:style style:name="P56" style:family="paragraph" style:parent-style-name="Text_20_body">
      <style:text-properties fo:font-style="normal" officeooo:rsid="001f4934" officeooo:paragraph-rsid="001f4934" style:font-style-asian="normal" style:font-style-complex="normal"/>
    </style:style>
    <style:style style:name="P57" style:family="paragraph" style:parent-style-name="Text_20_body">
      <style:text-properties officeooo:rsid="00119738" officeooo:paragraph-rsid="00119738"/>
    </style:style>
    <style:style style:name="P58" style:family="paragraph" style:parent-style-name="Text_20_body" style:list-style-name="L2">
      <style:text-properties officeooo:rsid="00123a79" officeooo:paragraph-rsid="00123a79"/>
    </style:style>
    <style:style style:name="P59" style:family="paragraph" style:parent-style-name="Text_20_body" style:list-style-name="L2">
      <style:text-properties officeooo:paragraph-rsid="00123a79"/>
    </style:style>
    <style:style style:name="P60" style:family="paragraph" style:parent-style-name="Text_20_body" style:list-style-name="L8">
      <style:text-properties fo:font-style="italic" officeooo:rsid="00172bc4" officeooo:paragraph-rsid="00172bc4" style:font-style-asian="italic" style:font-style-complex="italic"/>
    </style:style>
    <style:style style:name="P61" style:family="paragraph" style:parent-style-name="Text_20_body" style:list-style-name="L7">
      <style:text-properties officeooo:rsid="0015718f" officeooo:paragraph-rsid="0015718f"/>
    </style:style>
    <style:style style:name="P62" style:family="paragraph" style:parent-style-name="Text_20_body">
      <style:text-properties officeooo:rsid="00172bc4" officeooo:paragraph-rsid="00172bc4"/>
    </style:style>
    <style:style style:name="P63" style:family="paragraph" style:parent-style-name="Text_20_body" style:list-style-name="L8">
      <style:text-properties officeooo:rsid="00172bc4" officeooo:paragraph-rsid="00172bc4"/>
    </style:style>
    <style:style style:name="P64" style:family="paragraph" style:parent-style-name="Text_20_body">
      <style:text-properties officeooo:paragraph-rsid="00172bc4"/>
    </style:style>
    <style:style style:name="P65" style:family="paragraph" style:parent-style-name="Text_20_body" style:list-style-name="L9">
      <style:text-properties officeooo:rsid="00178950" officeooo:paragraph-rsid="00178950"/>
    </style:style>
    <style:style style:name="P66" style:family="paragraph" style:parent-style-name="Text_20_body" style:list-style-name="L9">
      <style:text-properties officeooo:rsid="0017f381" officeooo:paragraph-rsid="0017f381"/>
    </style:style>
    <style:style style:name="P67" style:family="paragraph" style:parent-style-name="Text_20_body">
      <style:text-properties officeooo:paragraph-rsid="001b5a46"/>
    </style:style>
    <style:style style:name="P68" style:family="paragraph" style:parent-style-name="Text_20_body">
      <style:text-properties officeooo:rsid="001befa1" officeooo:paragraph-rsid="001cb130"/>
    </style:style>
    <style:style style:name="P69" style:family="paragraph" style:parent-style-name="Text_20_body">
      <style:text-properties officeooo:paragraph-rsid="001cb130"/>
    </style:style>
    <style:style style:name="P70" style:family="paragraph" style:parent-style-name="Text_20_body">
      <style:text-properties officeooo:rsid="001e7b94" officeooo:paragraph-rsid="001e7b94"/>
    </style:style>
    <style:style style:name="P71" style:family="paragraph" style:parent-style-name="Text_20_body" style:list-style-name="L14">
      <style:text-properties officeooo:rsid="001f4934" officeooo:paragraph-rsid="001f4934"/>
    </style:style>
    <style:style style:name="P72" style:family="paragraph" style:parent-style-name="Text_20_body">
      <style:text-properties officeooo:paragraph-rsid="001f4934"/>
    </style:style>
    <style:style style:name="P73" style:family="paragraph" style:parent-style-name="Text_20_body">
      <style:text-properties officeooo:rsid="0020e049" officeooo:paragraph-rsid="0020e049"/>
    </style:style>
    <style:style style:name="P74" style:family="paragraph" style:parent-style-name="Text_20_body">
      <style:text-properties officeooo:rsid="00221ca2" officeooo:paragraph-rsid="00221ca2"/>
    </style:style>
    <style:style style:name="P75" style:family="paragraph" style:parent-style-name="Text_20_body" style:list-style-name="L15">
      <style:text-properties officeooo:rsid="00221ca2" officeooo:paragraph-rsid="00221ca2"/>
    </style:style>
    <style:style style:name="P76" style:family="paragraph" style:parent-style-name="Text_20_body">
      <style:text-properties officeooo:rsid="0023a516" officeooo:paragraph-rsid="0023a516"/>
    </style:style>
    <style:style style:name="P77" style:family="paragraph" style:parent-style-name="Text_20_body">
      <style:text-properties officeooo:rsid="00242af7" officeooo:paragraph-rsid="00242af7"/>
    </style:style>
    <style:style style:name="P78" style:family="paragraph" style:parent-style-name="Text_20_body">
      <style:text-properties officeooo:paragraph-rsid="00242af7"/>
    </style:style>
    <style:style style:name="P79" style:family="paragraph" style:parent-style-name="Text_20_body" style:list-style-name="L16">
      <style:text-properties officeooo:rsid="0025b03e" officeooo:paragraph-rsid="0025b03e"/>
    </style:style>
    <style:style style:name="P80" style:family="paragraph">
      <style:text-properties fo:font-size="12pt"/>
    </style:style>
    <style:style style:name="P81" style:family="paragraph">
      <loext:graphic-properties draw:fill="solid" draw:fill-color="#fbf1c7"/>
      <style:paragraph-properties style:writing-mode="lr-tb"/>
      <style:text-properties style:font-name="Iosevka" fo:font-size="12pt"/>
    </style:style>
    <style:style style:name="P82" style:family="paragraph">
      <loext:graphic-properties draw:fill="none" draw:fill-color="#ffffff"/>
      <style:paragraph-properties style:writing-mode="lr-tb"/>
    </style:style>
    <style:style style:name="P83" style:family="paragraph">
      <loext:graphic-properties draw:fill="solid" draw:fill-color="#fbf1c7"/>
      <style:paragraph-properties style:writing-mode="lr-tb"/>
      <style:text-properties style:font-name="Iosevka"/>
    </style:style>
    <style:style style:name="P8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ee7d" style:font-style-asian="italic" style:font-style-complex="italic"/>
    </style:style>
    <style:style style:name="T3" style:family="text">
      <style:text-properties fo:font-style="italic" officeooo:rsid="000d80fc" style:font-style-asian="italic" style:font-style-complex="italic"/>
    </style:style>
    <style:style style:name="T4" style:family="text">
      <style:text-properties fo:font-style="italic" officeooo:rsid="00123a79" style:font-style-asian="italic" style:font-style-complex="italic"/>
    </style:style>
    <style:style style:name="T5" style:family="text">
      <style:text-properties fo:font-style="italic" officeooo:rsid="0013e8f6" style:font-style-asian="italic" style:font-style-complex="italic"/>
    </style:style>
    <style:style style:name="T6" style:family="text">
      <style:text-properties fo:font-style="italic" officeooo:rsid="001cb130" style:font-style-asian="italic" style:font-style-complex="italic"/>
    </style:style>
    <style:style style:name="T7" style:family="text">
      <style:text-properties fo:font-style="italic" officeooo:rsid="001dafb1" style:font-style-asian="italic" style:font-style-complex="italic"/>
    </style:style>
    <style:style style:name="T8" style:family="text">
      <style:text-properties fo:font-style="italic" officeooo:rsid="001f4934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e9184" style:font-style-asian="normal" style:font-style-complex="normal"/>
    </style:style>
    <style:style style:name="T11" style:family="text">
      <style:text-properties fo:font-style="normal" officeooo:rsid="00123a79" style:font-style-asian="normal" style:font-style-complex="normal"/>
    </style:style>
    <style:style style:name="T12" style:family="text">
      <style:text-properties fo:font-style="normal" officeooo:rsid="001b5a46" style:font-style-asian="normal" style:font-style-complex="normal"/>
    </style:style>
    <style:style style:name="T13" style:family="text">
      <style:text-properties fo:font-style="normal" officeooo:rsid="001cb130" style:font-style-asian="normal" style:font-style-complex="normal"/>
    </style:style>
    <style:style style:name="T14" style:family="text">
      <style:text-properties fo:font-style="normal" officeooo:rsid="001dafb1" style:font-style-asian="normal" style:font-style-complex="normal"/>
    </style:style>
    <style:style style:name="T15" style:family="text">
      <style:text-properties fo:font-style="normal" officeooo:rsid="001f4934" style:font-style-asian="normal" style:font-style-complex="normal"/>
    </style:style>
    <style:style style:name="T16" style:family="text">
      <style:text-properties fo:font-style="normal" officeooo:rsid="0023a516" style:font-style-asian="normal" style:font-style-complex="normal"/>
    </style:style>
    <style:style style:name="T17" style:family="text">
      <style:text-properties officeooo:rsid="0006244b"/>
    </style:style>
    <style:style style:name="T18" style:family="text">
      <style:text-properties officeooo:rsid="000a547c"/>
    </style:style>
    <style:style style:name="T19" style:family="text">
      <style:text-properties fo:font-weight="bold" officeooo:rsid="000a547c" style:font-weight-asian="bold" style:font-weight-complex="bold"/>
    </style:style>
    <style:style style:name="T20" style:family="text">
      <style:text-properties fo:font-weight="normal" officeooo:rsid="000a547c" style:font-weight-asian="normal" style:font-weight-complex="normal"/>
    </style:style>
    <style:style style:name="T21" style:family="text">
      <style:text-properties fo:font-weight="normal" officeooo:rsid="0010f4d9" style:font-weight-asian="normal" style:font-weight-complex="normal"/>
    </style:style>
    <style:style style:name="T22" style:family="text">
      <style:text-properties officeooo:rsid="0013e8f6"/>
    </style:style>
    <style:style style:name="T23" style:family="text">
      <style:text-properties style:font-name="Liberation Sans" fo:font-size="14.1000003814697pt" fo:font-weight="bold" officeooo:rsid="001571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officeooo:rsid="00180cde"/>
    </style:style>
    <style:style style:name="T25" style:family="text">
      <style:text-properties officeooo:rsid="00198de7"/>
    </style:style>
    <style:style style:name="T26" style:family="text">
      <style:text-properties officeooo:rsid="001cb130"/>
    </style:style>
    <style:style style:name="T27" style:family="text">
      <style:text-properties fo:background-color="#ffff00" loext:char-shading-value="0"/>
    </style:style>
    <style:style style:name="T28" style:family="text">
      <style:text-properties fo:background-color="#ff8000" loext:char-shading-value="0"/>
    </style:style>
    <style:style style:name="T29" style:family="text">
      <style:text-properties fo:background-color="#729fcf" loext:char-shading-value="0"/>
    </style:style>
    <style:style style:name="T30" style:family="text">
      <style:text-properties fo:background-color="#bbe33d" loext:char-shading-value="0"/>
    </style:style>
    <style:style style:name="T31" style:family="text">
      <style:text-properties officeooo:rsid="001dafb1"/>
    </style:style>
    <style:style style:name="T32" style:family="text">
      <style:text-properties officeooo:rsid="001f4934"/>
    </style:style>
    <style:style style:name="T33" style:family="text">
      <style:text-properties officeooo:rsid="0025b03e"/>
    </style:style>
    <style:style style:name="T34" style:family="text">
      <style:text-properties fo:color="#8f3f71" style:font-name="Iosevka" fo:font-size="12pt" fo:language="zxx" fo:country="none" fo:font-style="normal" fo:font-weight="normal"/>
    </style:style>
    <style:style style:name="T35" style:family="text">
      <style:text-properties fo:color="#000000" style:font-name="Iosevka" fo:font-size="12pt" fo:language="zxx" fo:country="none" fo:font-style="normal" fo:font-weight="normal"/>
    </style:style>
    <style:style style:name="T36" style:family="text">
      <style:text-properties fo:color="#000000" style:font-name="Iosevka" fo:language="zxx" fo:country="none" fo:font-style="normal" fo:font-weight="normal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color="#9d0006" style:font-name="Iosevka" fo:language="zxx" fo:country="none" fo:font-style="normal" fo:font-weight="normal"/>
    </style:style>
    <style:style style:name="T40" style:family="text">
      <style:text-properties fo:color="#9d0006" style:font-name="Iosevka" fo:font-size="12pt" fo:language="zxx" fo:country="none" fo:font-style="normal" fo:font-weight="normal"/>
    </style:style>
    <style:style style:name="T41" style:family="text">
      <style:text-properties fo:color="#427b58" style:font-name="Iosevka" fo:font-size="12pt" fo:language="zxx" fo:country="none" fo:font-style="normal" fo:font-weight="normal"/>
    </style:style>
    <style:style style:name="T42" style:family="text">
      <style:text-properties fo:color="#928374" style:font-name="Iosevka" fo:font-size="12pt" fo:language="zxx" fo:country="none" fo:font-style="italic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bf1c7" fo:min-height="0.5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bf1c7" fo:min-height="2.2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bf1c7" fo:min-height="1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bf1c7" fo:min-height="3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bf1c7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solid" draw:fill-color="#fbf1c7" fo:min-height="0.6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C0323 - EP3</text:p>
      <text:p text:style-name="P15">Pedro Lucas Resende Siqueira Campos 12674130</text:p>
      <text:h text:style-name="P16" text:outline-level="1">Introdução</text:h>
      <text:p text:style-name="P4">Este EP tem como objetivo estudar a representação e a manipulação de grafos no computador, assim como testar algumas propriedades interessantes de grafos gerados por certos métodos. Para isso, foi desenvolvido as seguintes bibliotecas e códigos:</text:p>
      <text:h text:style-name="P16" text:outline-level="1"><draw:frame text:anchor-type="paragraph" draw:z-index="3" draw:name="Forma1_1" draw:style-name="gr5" draw:text-style-name="P81" svg:width="3.6169in" svg:height="3.9594in" svg:x="1.5709in" svg:y="-0.0508in"><draw:text-box><text:p><text:span text:style-name="T35"><text:s/></text:span><text:span text:style-name="T34">1</text:span><text:span text:style-name="T35"> <text:s/></text:span><text:span text:style-name="T42">// Bibliotecas </text:span></text:p><text:p><text:span text:style-name="T35"><text:s/></text:span><text:span text:style-name="T34">2</text:span><text:span text:style-name="T35"> <text:s/>Bag.h</text:span></text:p><text:p><text:span text:style-name="T35"><text:s/></text:span><text:span text:style-name="T34">3</text:span><text:span text:style-name="T35"> <text:s/>Fila.h</text:span></text:p><text:p><text:span text:style-name="T35"><text:s/></text:span><text:span text:style-name="T34">4</text:span><text:span text:style-name="T35"> <text:s/>arvore23.h</text:span></text:p><text:p><text:span text:style-name="T35"><text:s/></text:span><text:span text:style-name="T34">5</text:span><text:span text:style-name="T35"> <text:s/>Grafo.h</text:span></text:p><text:p><text:span text:style-name="T35"><text:s/></text:span><text:span text:style-name="T34">6</text:span><text:span text:style-name="T35"> <text:s/></text:span><text:span text:style-name="T42">// Programas</text:span></text:p><text:p><text:span text:style-name="T35"><text:s/></text:span><text:span text:style-name="T34">7</text:span><text:span text:style-name="T35"> <text:s/></text:span><text:span text:style-name="T42">// Testa propriedades de grafos</text:span></text:p><text:p><text:span text:style-name="T35"><text:s/></text:span><text:span text:style-name="T34">8</text:span><text:span text:style-name="T35"> <text:s/>testaComponenteGig.cpp</text:span></text:p><text:p><text:span text:style-name="T35"><text:s/></text:span><text:span text:style-name="T34">9</text:span><text:span text:style-name="T35"> <text:s/>testa6Graus.cpp</text:span></text:p><text:p><text:span text:style-name="T34">10</text:span><text:span text:style-name="T35"> <text:s/></text:span><text:span text:style-name="T42">// Gera grafos</text:span></text:p><text:p><text:span text:style-name="T34">11</text:span><text:span text:style-name="T35"> <text:s/>arestasAleatorias.cpp</text:span></text:p><text:p><text:span text:style-name="T34">12</text:span><text:span text:style-name="T35"> <text:s/>palavrasEncostadas.cpp</text:span></text:p><text:p><text:span text:style-name="T34">13</text:span><text:span text:style-name="T35"> <text:s/></text:span><text:span text:style-name="T42">// Executa bateria de propriedades de grafos</text:span></text:p><text:p><text:span text:style-name="T34">14</text:span><text:span text:style-name="T35"> <text:s/>tester.sh</text:span></text:p><text:p><text:span text:style-name="T34">15</text:span><text:span text:style-name="T35"> <text:s/></text:span><text:span text:style-name="T42">// Gera bateria de grafos</text:span></text:p><text:p><text:span text:style-name="T34">16</text:span><text:span text:style-name="T35"> <text:s/>wordLadders.sh</text:span></text:p><text:p><text:span text:style-name="T34">17</text:span><text:span text:style-name="T35"> <text:s/>erdosReniy.sh</text:span></text:p><text:p><text:span text:style-name="T34">18</text:span><text:span text:style-name="T35"> <text:s/>Makefile</text:span></text:p></draw:text-box></draw:frame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6" text:outline-level="1"/>
      <text:h text:style-name="P16" text:outline-level="1"/>
      <text:h text:style-name="P16" text:outline-level="1">Classe Grafo.h</text:h>
      <text:p text:style-name="P5">A biblioteca implementa a classe Grafo</text:p>
      <text:h text:style-name="Heading_20_2" text:outline-level="2">Atributos</text:h>
      <text:p text:style-name="P6"><draw:frame text:anchor-type="paragraph" draw:z-index="4" draw:name="Forma1_2" draw:style-name="gr4" draw:text-style-name="P83" svg:width="3.615in" svg:height="1.2512in" svg:x="1.5598in" svg:y="0.0346in"><draw:text-box><text:p><text:span text:style-name="T39">private</text:span><text:span text:style-name="T36">:</text:span></text:p><text:p><text:span text:style-name="T36"><text:tab/></text:span><text:span text:style-name="T39">int</text:span><text:span text:style-name="T36"> V, E;</text:span></text:p><text:p><text:span text:style-name="T39">public</text:span><text:span text:style-name="T36">:</text:span></text:p><text:p><text:span text:style-name="T36"><text:tab/></text:span><text:span text:style-name="T36">Ts dict;</text:span></text:p><text:p><text:span text:style-name="T36"><text:tab/></text:span><text:span text:style-name="T36">string nomes[V];</text:span></text:p><text:p><text:span text:style-name="T36"><text:tab/></text:span><text:span text:style-name="T36">Bag adj[V];</text:span></text:p></draw:text-box></draw:frame></text:p>
      <text:p text:style-name="P6"/>
      <text:p text:style-name="P6"/>
      <text:p text:style-name="P6"/>
      <text:p text:style-name="P6"/>
      <text:p text:style-name="P6">Além dos atributos esperados (<text:span text:style-name="T1">V</text:span>,<text:span text:style-name="T1">E</text:span>,<text:span text:style-name="T1">adj</text:span>), foram necessários um dicionário e um vetor de strings para fazer o mapeamento de inteiros para strings e vice-versa, a fim de conseguir ler uma entrada formada por vértices nomeados arbitrariamente.</text:p>
      <text:h text:style-name="P21" text:outline-level="2"><text:soft-page-break/>Métodos</text:h>
      <text:p text:style-name="P7"><draw:frame text:anchor-type="paragraph" draw:z-index="5" draw:name="Forma1_3" draw:style-name="gr3" draw:text-style-name="P81" svg:width="3.615in" svg:height="2.2925in" svg:x="1.5598in" svg:y="0.0398in"><draw:text-box><text:p><text:span text:style-name="T40">private</text:span><text:span text:style-name="T35">:</text:span></text:p><text:p><text:span text:style-name="T35"><text:tab/></text:span><text:span text:style-name="T40">void</text:span><text:span text:style-name="T35"> calc_dist(</text:span><text:span text:style-name="T40">int</text:span><text:span text:style-name="T35">,</text:span><text:span text:style-name="T40">int</text:span><text:span text:style-name="T35"> **);</text:span></text:p><text:p><text:span text:style-name="T40">public</text:span><text:span text:style-name="T35">:</text:span></text:p><text:p><text:span text:style-name="T35"><text:tab/></text:span><text:span text:style-name="T35"><text:tab/></text:span><text:span text:style-name="T40">void</text:span><text:span text:style-name="T35"> le();</text:span></text:p><text:p><text:span text:style-name="T35"><text:tab/></text:span><text:span text:style-name="T40">int</text:span><text:span text:style-name="T35"> </text:span><text:span text:style-name="T41">vertices</text:span><text:span text:style-name="T35">();</text:span></text:p><text:p><text:span text:style-name="T35"><text:tab/></text:span><text:span text:style-name="T40">int</text:span><text:span text:style-name="T35"> </text:span><text:span text:style-name="T41">edges</text:span><text:span text:style-name="T35">();</text:span></text:p><text:p><text:span text:style-name="T35"><text:tab/></text:span><text:span text:style-name="T40">void</text:span><text:span text:style-name="T35"> </text:span><text:span text:style-name="T41">limpa</text:span><text:span text:style-name="T35">();</text:span></text:p><text:p><text:span text:style-name="T35"><text:tab/></text:span><text:span text:style-name="T40">void</text:span><text:span text:style-name="T35"> </text:span><text:span text:style-name="T41">distancias</text:span><text:span text:style-name="T35">(string,</text:span><text:span text:style-name="T40">int</text:span><text:span text:style-name="T35"> **);</text:span></text:p><text:p><text:span text:style-name="T35"><text:tab/></text:span><text:span text:style-name="T40">void</text:span><text:span text:style-name="T35"> </text:span><text:span text:style-name="T41">componentes</text:span><text:span text:style-name="T35">(</text:span><text:span text:style-name="T40">int</text:span><text:span text:style-name="T35"> *,</text:span><text:span text:style-name="T40">int</text:span><text:span text:style-name="T35"> **);</text:span></text:p><text:p><text:span text:style-name="T35"><text:tab/></text:span><text:span text:style-name="T40">void</text:span><text:span text:style-name="T35"> </text:span><text:span text:style-name="T41">quemComp</text:span><text:span text:style-name="T35">(Bag **);</text:span></text:p><text:p><text:span text:style-name="T35"><text:tab/></text:span><text:span text:style-name="T40">void</text:span><text:span text:style-name="T35"> </text:span><text:span text:style-name="T41">qualComp</text:span><text:span text:style-name="T35">(</text:span><text:span text:style-name="T40">int</text:span><text:span text:style-name="T35"> **);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8">Os métodos implementados objetivam cumprir as funcionalidades das </text:span><text:span text:style-name="T19">Tarefas básicas a serem implementadas </text:span><text:span text:style-name="T21">e informar mais detalhes sobre as propriedades do grafo</text:span><text:span text:style-name="T20">, seus detalhamentos serão vistos a seguir.</text:span></text:p>
      <text:h text:style-name="P17" text:outline-level="1">Tarefas básicas</text:h>
      <text:p text:style-name="P1">Para representar grafos, manipular e testar propriedades, foram implementados os métodos:</text:p>
      <text:p text:style-name="P1"/>
      <text:p text:style-name="P1"><draw:frame text:anchor-type="paragraph" draw:z-index="0" draw:name="Forma1" draw:style-name="gr8" draw:text-style-name="P83" svg:width="3.615in" svg:height="0.6976in" svg:x="1.5283in" svg:y="0.0535in"><draw:text-box><text:p><text:span text:style-name="T34">1</text:span><text:span text:style-name="T35"> <text:s/></text:span><text:span text:style-name="T39">void</text:span><text:span text:style-name="T36"> le()</text:span></text:p><text:p><text:span text:style-name="T34">2</text:span><text:span text:style-name="T35"> <text:s/></text:span><text:span text:style-name="T39">void</text:span><text:span text:style-name="T36"> distancias(string u, </text:span><text:span text:style-name="T39">int</text:span><text:span text:style-name="T36"> **dist)</text:span></text:p><text:p><text:span text:style-name="T34">3</text:span><text:span text:style-name="T35"> <text:s/></text:span><text:span text:style-name="T39">void</text:span><text:span text:style-name="T36"> componentes(</text:span><text:span text:style-name="T39">int</text:span><text:span text:style-name="T36"> *n, </text:span><text:span text:style-name="T39">int</text:span><text:span text:style-name="T36"> **comp)</text:span></text:p></draw:text-box></draw:frame></text:p>
      <text:p text:style-name="P1"/>
      <text:p text:style-name="P1"/>
      <text:p text:style-name="P1"/>
      <text:list xml:id="list219972327" text:style-name="L1">
        <text:list-item>
          <text:p text:style-name="P44">Lê da entrada padrão um texto com o formato especificado no enunciado, para representar o grafo dado.</text:p>
        </text:list-item>
        <text:list-item>
          <text:p text:style-name="P45">Dado um vértice <text:span text:style-name="T1">u</text:span>, calcula a distância de <text:span text:style-name="T1">u</text:span><text:span text:style-name="T9"> até todos os vértices de </text:span><text:span text:style-name="T1">G.</text:span></text:p>
        </text:list-item>
        <text:list-item>
          <text:p text:style-name="P46">Dado um grafo <text:span text:style-name="T1">G</text:span> determina o número de componentes conexas e o tamanho de cada componente.</text:p>
        </text:list-item>
      </text:list>
      <text:p text:style-name="P1"/>
      <text:h text:style-name="P22" text:outline-level="2">Detalhes das implementações</text:h>
      <text:h text:style-name="P27" text:outline-level="3">1. leitura</text:h>
      <text:p text:style-name="P2">Foi <text:span text:style-name="T24">considerado a leitura pela entrada padrão no seguinte formato</text:span>:</text:p>
      <text:p text:style-name="P2"><draw:frame text:anchor-type="paragraph" draw:z-index="1" draw:name="Forma2" draw:style-name="gr7" draw:text-style-name="P84" svg:width="3.6043in" svg:height="0.8343in" svg:x="1.539in" svg:y="0.1425in"><draw:text-box><text:p/></draw:text-box></draw:frame><draw:frame text:anchor-type="paragraph" draw:z-index="2" draw:name="Forma1_0" draw:style-name="gr6" draw:text-style-name="P83" svg:width="3.615in" svg:height="0.8343in" svg:x="1.5283in" svg:y="0.1425in"><draw:text-box><text:p><text:span text:style-name="T34">1</text:span><text:span text:style-name="T35"> <text:s/></text:span><text:span text:style-name="T36">V E</text:span></text:p><text:p><text:span text:style-name="T34">2</text:span><text:span text:style-name="T35"> <text:s/></text:span><text:span text:style-name="T36">u1 v1</text:span></text:p><text:p><text:span text:style-name="T34">3</text:span><text:span text:style-name="T35"> <text:s/></text:span><text:span text:style-name="T36">...</text:span></text:p><text:p><text:span text:style-name="T34">4</text:span><text:span text:style-name="T35"> <text:s/></text:span><text:span text:style-name="T36">uE vE</text:span></text:p></draw:text-box></draw:frame></text:p>
      <text:p text:style-name="P1"/>
      <text:p text:style-name="P1"/>
      <text:p text:style-name="P1"><text:soft-page-break/></text:p>
      <text:p text:style-name="P1"/>
      <text:p text:style-name="P2">onde <text:span text:style-name="T1">u</text:span>’s e <text:span text:style-name="T1">v</text:span>’s são strings não vazias.</text:p>
      <text:p text:style-name="P3">Para fazer um grafo com palavras quaisquer (strings), foi utilizado uma Tabela de Símbolos <text:span text:style-name="T17">(TS)</text:span>. Desse modo, quando recebemos um novo vértice <text:span text:style-name="T2">w</text:span>, o associamos a um número natural<text:span text:style-name="T1"> </text:span><text:span text:style-name="T2">i</text:span><text:span text:style-name="T1"> </text:span>com a operação <text:span text:style-name="T1">TS.add(w,i)</text:span>. Para saber, o índice desse vértice posteriormente, checamos <text:span text:style-name="T1">TS.value(w)</text:span>, que retornará <text:span text:style-name="T2">i</text:span>.</text:p>
      <text:p text:style-name="P8">Assim, guardamos <text:span text:style-name="T1">V</text:span><text:span text:style-name="T9"> e </text:span><text:span text:style-name="T1">E</text:span><text:span text:style-name="T9"> no Grafo, e pra cada aresta </text:span><text:span text:style-name="T1">u-v</text:span><text:span text:style-name="T9"> dada, fazemos </text:span><text:span text:style-name="T1">Bag adj[u] </text:span><text:span text:style-name="T9">← </text:span><text:span text:style-name="T1">v</text:span><text:span text:style-name="T9"> e </text:span><text:span text:style-name="T1">Bag adj[v] </text:span><text:span text:style-name="T9">← </text:span><text:span text:style-name="T1">u</text:span><text:span text:style-name="T9">.</text:span></text:p>
      <text:h text:style-name="P28" text:outline-level="3">2. distancias</text:h>
      <text:h text:style-name="Heading_20_3" text:outline-level="3">Entrada</text:h>
      <text:list xml:id="list1414989541" text:style-name="L3">
        <text:list-item>
          <text:p text:style-name="P47">string <text:span text:style-name="T1">u –</text:span> representa vértice <text:span text:style-name="T22">de índice </text:span><text:span text:style-name="T5">iu = TS.value(u) </text:span><text:span text:style-name="T22">(</text:span><text:span text:style-name="T5">u = nomes[iu])</text:span></text:p>
        </text:list-item>
        <text:list-item>
          <text:p text:style-name="P48">int **<text:span text:style-name="T1">distPointer</text:span> – apontador para um vetor <text:s/>int <text:span text:style-name="T1">dist[] </text:span>de tamanho <text:span text:style-name="T1">V</text:span></text:p>
        </text:list-item>
      </text:list>
      <text:h text:style-name="Heading_20_3" text:outline-level="3">Papel</text:h>
      <text:p text:style-name="P49"><text:tab/>Ao final, <text:span text:style-name="T1">dist[iv] </text:span>guardará a distância de <text:span text:style-name="T1">u </text:span>até <text:span text:style-name="T1">v = nomes[iv], iv = </text:span>0<text:span text:style-name="T1">...V</text:span>-1</text:p>
      <text:p text:style-name="P9">Um pseudocódigo para esta função é:</text:p>
      <text:p text:style-name="P9"><draw:frame text:anchor-type="paragraph" draw:z-index="6" draw:name="Forma3" draw:style-name="gr2" draw:text-style-name="P82" svg:width="4.8858in" svg:height="1.5343in" svg:x="0.9839in" svg:y="0.0811in"><draw:text-box><text:p>Se <text:span text:style-name="T1">u </text:span><text:span text:style-name="T9">não está associado a nenhum índice:</text:span></text:p><text:p><text:span text:style-name="T9"><text:tab/></text:span><text:span text:style-name="T9">Se já conhecemos </text:span><text:span text:style-name="T1">V</text:span><text:span text:style-name="T9"> vértices:</text:span></text:p><text:p><text:span text:style-name="T9"><text:tab/></text:span><text:span text:style-name="T9"><text:tab/></text:span><text:span text:style-name="T9"><text:tab/></text:span><text:span text:style-name="T9">guarda vetor [-1..-1] das distâncias</text:span></text:p><text:p><text:span text:style-name="T9"><text:tab/></text:span><text:span text:style-name="T9"><text:tab/></text:span><text:span text:style-name="T9"><text:tab/></text:span><text:span text:style-name="T9">retorna</text:span></text:p><text:p><text:span text:style-name="T9"><text:tab/></text:span><text:span text:style-name="T9">C.c.:</text:span></text:p><text:p><text:span text:style-name="T9"><text:tab/></text:span><text:span text:style-name="T9"><text:tab/></text:span><text:span text:style-name="T9"><text:tab/></text:span><text:span text:style-name="T9">associa </text:span><text:span text:style-name="T1">u </text:span><text:span text:style-name="T9">a um novo índice</text:span></text:p><text:p><text:span text:style-name="T9">Guarda vetor de distâncias a </text:span><text:span text:style-name="T1">u </text:span><text:span text:style-name="T38">por uma busca em largura em </text:span><text:span text:style-name="T37">u</text:span></text:p><text:p><text:span text:style-name="T38">Retorna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E uma busca em largura num vértice<text:span text:style-name="T1"> </text:span><text:span text:style-name="T3">u</text:span><text:span text:style-name="T1"> </text:span>tem forma:</text:p>
      <text:p text:style-name="P9"><draw:frame text:anchor-type="paragraph" draw:z-index="7" draw:name="Forma3_0" draw:style-name="gr2" draw:text-style-name="P82" svg:width="4.8858in" svg:height="1.5343in" svg:x="0.9839in" svg:y="0.1307in"><draw:text-box><text:p><text:span text:style-name="T38">Guarda u em fila</text:span></text:p><text:p><text:span text:style-name="T38">(</text:span><text:span text:style-name="T37">dist[u]</text:span><text:span text:style-name="T38"> recebe 0)</text:span></text:p><text:p><text:span text:style-name="T38">Até a fila esvaziar:</text:span></text:p><text:p><text:span text:style-name="T38"><text:tab/></text:span><text:span text:style-name="T37">v </text:span><text:span text:style-name="T38">recebe frente da fila</text:span></text:p><text:p><text:span text:style-name="T38"><text:tab/></text:span><text:span text:style-name="T38">remove frente da fila</text:span></text:p><text:p><text:span text:style-name="T38"><text:tab/></text:span><text:span text:style-name="T38">para cada </text:span><text:span text:style-name="T37">w </text:span><text:span text:style-name="T38">não visitado adjacente a </text:span><text:span text:style-name="T37">v:</text:span></text:p><text:p><text:span text:style-name="T37"><text:tab/></text:span><text:span text:style-name="T37"><text:tab/></text:span><text:span text:style-name="T37"><text:tab/></text:span><text:span text:style-name="T38">guarda </text:span><text:span text:style-name="T37">w</text:span><text:span text:style-name="T38"> em fila</text:span></text:p><text:p><text:span text:style-name="T38"><text:tab/></text:span><text:span text:style-name="T38"><text:tab/></text:span><text:span text:style-name="T38"><text:tab/></text:span><text:span text:style-name="T38">(</text:span><text:span text:style-name="T37">dist[w] </text:span><text:span text:style-name="T38">recebe </text:span><text:span text:style-name="T37">dist[v]</text:span><text:span text:style-name="T38">+1)</text:span></text:p></draw:text-box></draw:frame></text:p>
      <text:p text:style-name="P9"/>
      <text:p text:style-name="P9"/>
      <text:p text:style-name="P9"/>
      <text:p text:style-name="P10"/>
      <text:p text:style-name="Text_20_body"/>
      <text:p text:style-name="P12">As linhas entre parênteses não são necessárias em uma busca em largura, e explicitam o cálculo da distância através das visitas entre vértices adjacentes.</text:p>
      <text:h text:style-name="P23" text:outline-level="2"><text:soft-page-break/>3. componentes</text:h>
      <text:h text:style-name="Heading_20_3" text:outline-level="3">Entradas</text:h>
      <text:list xml:id="list3454670986" text:style-name="L7">
        <text:list-item>
          <text:p text:style-name="P61"><text:span text:style-name="T9">int *</text:span><text:span text:style-name="T1">ncompPointer – </text:span><text:span text:style-name="T9">ponteiro para um int </text:span><text:span text:style-name="T1">ncomp</text:span></text:p>
        </text:list-item>
        <text:list-item>
          <text:p text:style-name="P50">int **<text:span text:style-name="T1">tamCompPointer – </text:span>ponteiro para um vetor int <text:span text:style-name="T1">tamComp</text:span> de tamanho <text:span text:style-name="T1">V</text:span></text:p>
        </text:list-item>
      </text:list>
      <text:h text:style-name="Heading_20_3" text:outline-level="3"><text:span text:style-name="T23">Papel</text:span></text:h>
      <text:p text:style-name="P51"><text:tab/>Ao final, <text:span text:style-name="T1">ncomp </text:span>guardará o número de componentes e <text:span text:style-name="T1">tamComp[i] </text:span>guardará o tamanho da <text:span text:style-name="T1">i-</text:span>ésima componente, <text:span text:style-name="T1">i = </text:span>0...<text:span text:style-name="T1">V</text:span>-1.</text:p>
      <text:h text:style-name="P29" text:outline-level="3">Algoritmo</text:h>
      <text:p text:style-name="P11"><text:span text:style-name="T9">Essa função realiza um busca em largura em cada vértice ainda não visitado do Grafo. </text:span><text:span text:style-name="T10">Ca</text:span><text:span text:style-name="T9">da busca em largura diferente é uma nova componente, e o número de vértices numa componente é o número de vértices visitados através da busca em largura.</text:span></text:p>
      <text:p text:style-name="P13"><draw:frame text:anchor-type="paragraph" draw:z-index="8" draw:name="Forma3_1" draw:style-name="gr2" draw:text-style-name="P82" svg:width="4.8858in" svg:height="1.726in" svg:x="0.9839in" svg:y="0.5161in"><draw:text-box><text:p><text:span text:style-name="T37">ncomp ← </text:span><text:span text:style-name="T38">0</text:span></text:p><text:p><text:span text:style-name="T38">Para cada vértice </text:span><text:span text:style-name="T37">u </text:span><text:span text:style-name="T38">não visitado do Grafo:</text:span></text:p><text:p><text:span text:style-name="T38"><text:tab/></text:span><text:span text:style-name="T37">tamC</text:span><text:span text:style-name="T37">omp[ncomp]</text:span><text:span text:style-name="T38"> incrementa</text:span></text:p><text:p><text:span text:style-name="T38"><text:tab/></text:span><text:span text:style-name="T38">busca em largura em </text:span><text:span text:style-name="T37">u</text:span></text:p><text:p><text:span text:style-name="T37"><text:tab/></text:span><text:span text:style-name="T38">para cada vértice da busca em largura:</text:span></text:p><text:p><text:span text:style-name="T38"><text:tab/></text:span><text:span text:style-name="T38"><text:tab/></text:span><text:span text:style-name="T38"><text:tab/></text:span><text:span text:style-name="T37">tamComp[ncomp] </text:span><text:span text:style-name="T38">incrementa</text:span></text:p><text:p><text:span text:style-name="T38"><text:tab/></text:span><text:span text:style-name="T37">ncomp</text:span><text:span text:style-name="T38"> incrementa</text:span></text:p><text:p><text:span text:style-name="T38">Guarda </text:span><text:span text:style-name="T37">n</text:span><text:span text:style-name="T37">comp e tamComp[]</text:span></text:p><text:p><text:span text:style-name="T38">Retorna</text:span></text:p></draw:text-box></draw:frame>Em pseudocógido fica:</text:p>
      <text:p text:style-name="P13"/>
      <text:p text:style-name="P13"/>
      <text:p text:style-name="P13"/>
      <text:p text:style-name="P13"/>
      <text:p text:style-name="P13"/>
      <text:p text:style-name="P13"/>
      <text:h text:style-name="P18" text:outline-level="1">Métodos adicionais</text:h>
      <text:p text:style-name="P57"><draw:frame text:anchor-type="paragraph" draw:z-index="9" draw:name="Forma1_4" draw:style-name="gr1" draw:text-style-name="P81" svg:width="3.615in" svg:height="0.5142in" svg:x="1.5283in" svg:y="0.6807in"><draw:text-box><text:p text:style-name="P80"><text:span text:style-name="T34">1</text:span><text:span text:style-name="T35"> <text:s/></text:span><text:span text:style-name="T39">void</text:span><text:span text:style-name="T36"> quemComp(Bag **);</text:span></text:p><text:p text:style-name="P80"><text:span text:style-name="T34">2</text:span><text:span text:style-name="T35"> <text:s/></text:span><text:span text:style-name="T39">void</text:span><text:span text:style-name="T36"> qualComp(</text:span><text:span text:style-name="T39">int</text:span><text:span text:style-name="T36"> **)</text:span></text:p></draw:text-box></draw:frame>Além das tarefas básicas e funções auxiliares, foram desenvolvidos dois métodos que caracterizam as componentes:</text:p>
      <text:p text:style-name="P57"/>
      <text:p text:style-name="P57"/>
      <text:p text:style-name="P57"/>
      <text:list xml:id="list3837418809" text:style-name="L2">
        <text:list-item>
          <text:p text:style-name="P58">Devolve ao usuário um vetor de <text:span text:style-name="T1">Bag&lt;int&gt; v</text:span>, indicando para cada componente <text:span text:style-name="T1">i</text:span><text:span text:style-name="T9">, seus vértices em </text:span><text:span text:style-name="T1">Bag&lt;int&gt; v[i]</text:span><text:span text:style-name="T9">.</text:span></text:p>
        </text:list-item>
        <text:list-item>
          <text:p text:style-name="P59"><text:span text:style-name="T11">Devolve ao usuário um vetor de </text:span><text:span text:style-name="T4">int</text:span><text:span text:style-name="T11"> </text:span><text:span text:style-name="T4">v</text:span><text:span text:style-name="T11">, indicando para cada vértice </text:span><text:span text:style-name="T4">i</text:span><text:span text:style-name="T11">, qual sua componente por </text:span><text:span text:style-name="T4">int v[i].</text:span></text:p>
        </text:list-item>
      </text:list>
      <text:h text:style-name="P19" text:outline-level="1">Propriedades em grafos</text:h>
      <text:h text:style-name="P24" text:outline-level="2">Componente gigante</text:h>
      <text:p text:style-name="P62">Propriedade a ser verificada:</text:p>
      <text:p text:style-name="P62"><text:soft-page-break/>Em um grafo gerado aleatoriamente, com <text:span text:style-name="T1">V </text:span><text:span text:style-name="T9">vértices e probabilidade da aresta </text:span><text:span text:style-name="T1">u-v</text:span><text:span text:style-name="T9"> existir </text:span><text:span text:style-name="T1">p</text:span><text:span text:style-name="T9">, para todo </text:span><text:span text:style-name="T1">u </text:span><text:span text:style-name="T9">!= </text:span><text:span text:style-name="T1">v</text:span><text:span text:style-name="T9">, se:</text:span></text:p>
      <text:list xml:id="list2970166720" text:style-name="L8">
        <text:list-item>
          <text:p text:style-name="P63"><text:span text:style-name="T1">p = </text:span><text:span text:style-name="T9">(1+ e)/</text:span><text:span text:style-name="T1">V</text:span><text:span text:style-name="T9">, então surge uma componente gigante</text:span></text:p>
        </text:list-item>
        <text:list-item>
          <text:p text:style-name="P60">p = <text:span text:style-name="T9">(1 – e)/</text:span>V<text:span text:style-name="T9">, então surgem várias componentes pequenas</text:span></text:p>
        </text:list-item>
      </text:list>
      <text:h text:style-name="P30" text:outline-level="3"><text:span text:style-name="T25">P</text:span>rogramas</text:h>
      <text:p text:style-name="P64"><draw:frame text:anchor-type="paragraph" draw:z-index="10" draw:name="Forma1_5" draw:style-name="gr1" draw:text-style-name="P81" svg:width="3.615in" svg:height="0.5142in" svg:x="1.5283in" svg:y="0.2689in"><draw:text-box><text:p text:style-name="P80"><text:span text:style-name="T34">1</text:span><text:span text:style-name="T35"> <text:s/></text:span><text:span text:style-name="T36">TestaComponenteGig.cpp</text:span></text:p><text:p text:style-name="P80"><text:span text:style-name="T34">2</text:span><text:span text:style-name="T35"> <text:s/></text:span><text:span text:style-name="T36">tester.sh</text:span></text:p></draw:text-box></draw:frame></text:p>
      <text:p text:style-name="P64"/>
      <text:p text:style-name="P64"/>
      <text:list xml:id="list520037456" text:style-name="L9">
        <text:list-item>
          <text:p text:style-name="P65">Lê um grafo <text:span text:style-name="T24">da entrada padrão</text:span>, e imprime: <text:span text:style-name="T1">V, E, ncomp, tamComp[imax],</text:span><text:span text:style-name="T9">E(</text:span><text:span text:style-name="T1">tamComp[i]), i =</text:span><text:span text:style-name="T9"> 0...</text:span><text:span text:style-name="T1">V</text:span><text:span text:style-name="T9">-1, </text:span><text:span text:style-name="T1">imax = </text:span><text:span text:style-name="T9">índice da maior componente</text:span></text:p>
        </text:list-item>
        <text:list-item>
          <text:p text:style-name="P66"><text:span text:style-name="T9">Chama </text:span><text:span text:style-name="T1">TestaComponenteGig.cpp</text:span><text:span text:style-name="T9"> para grafos gerados aleatóriamente com diferentes valores para </text:span><text:span text:style-name="T1">V</text:span><text:span text:style-name="T9"> e </text:span><text:span text:style-name="T1">p = </text:span><text:span text:style-name="T9">{(1-</text:span><text:span text:style-name="T12">e</text:span><text:span text:style-name="T9">)/</text:span><text:span text:style-name="T1">V</text:span><text:span text:style-name="T9">,(1+e)/</text:span><text:span text:style-name="T1">V}, </text:span><text:span text:style-name="T9">com e = 0.1</text:span></text:p>
        </text:list-item>
      </text:list>
      <text:h text:style-name="P33" text:outline-level="3">Implementação</text:h>
      <text:p text:style-name="P70">Em pseudocódigo:</text:p>
      <text:p text:style-name="P70"><draw:frame text:anchor-type="paragraph" draw:z-index="11" draw:name="Forma3_2" draw:style-name="gr2" draw:text-style-name="P82" svg:width="4.8858in" svg:height="1.9177in" svg:x="0.9839in" svg:y="0.0783in"><draw:text-box><text:p><text:span text:style-name="T38">Grafo </text:span><text:span text:style-name="T37">g</text:span></text:p><text:p><text:span text:style-name="T38">Lê </text:span><text:span text:style-name="T37">g</text:span></text:p><text:p><text:span text:style-name="T37">g</text:span><text:span text:style-name="T38">.componentes(</text:span><text:span text:style-name="T37">ncomp,tamComp)</text:span></text:p><text:p><text:span text:style-name="T38">Int</text:span><text:span text:style-name="T37"> max ← </text:span><text:span text:style-name="T38">0, </text:span><text:span text:style-name="T37">media ← 0</text:span></text:p><text:p><text:span text:style-name="T38">Para toda componente</text:span><text:span text:style-name="T37"> </text:span><text:span text:style-name="T38">i</text:span><text:span text:style-name="T37">:</text:span></text:p><text:p><text:span text:style-name="T37"><text:tab/></text:span><text:span text:style-name="T38">se</text:span><text:span text:style-name="T37"> max &lt; tamComp[i]:</text:span></text:p><text:p><text:span text:style-name="T37"><text:tab/></text:span><text:span text:style-name="T37"><text:tab/></text:span><text:span text:style-name="T37"><text:tab/></text:span><text:span text:style-name="T37">max ← tamComp[i]</text:span></text:p><text:p><text:span text:style-name="T37"><text:tab/></text:span><text:span text:style-name="T37">media += tamComp[i]</text:span></text:p><text:p><text:span text:style-name="T37">media /= ncomp</text:span></text:p><text:p><text:span text:style-name="T38">Imprime</text:span><text:span text:style-name="T37"> g.V, g.E, ncomp, max, media</text:span>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h text:style-name="P31" text:outline-level="3">Resultado dos testes</text:h>
      <table:table table:name="Tabela1" table:style-name="Tabela1">
        <table:table-column table:style-name="Tabela1.A"/>
        <table:table-column table:style-name="Tabela1.B" table:number-columns-repeated="5"/>
        <table:table-column table:style-name="Tabela1.G"/>
        <table:table-row table:style-name="TableLine94701656116112">
          <table:table-cell table:style-name="Tabela1.A1" office:value-type="string">
            <text:p text:style-name="P39"/>
          </table:table-cell>
          <table:table-cell table:style-name="Tabela1.A1" table:number-columns-spanned="3" office:value-type="string">
            <text:p text:style-name="P40">(1-e)/V</text:p>
          </table:table-cell>
          <table:covered-table-cell/>
          <table:covered-table-cell/>
          <table:table-cell table:style-name="Tabela1.E1" table:number-columns-spanned="3" office:value-type="string">
            <text:p text:style-name="P38"><text:span text:style-name="T1">(1+e)</text:span>/<text:span text:style-name="T1">V</text:span></text:p>
          </table:table-cell>
          <table:covered-table-cell/>
          <table:covered-table-cell/>
        </table:table-row>
        <table:table-row table:style-name="TableLine94701656116112">
          <table:table-cell table:style-name="Tabela1.A2" office:value-type="string">
            <text:p text:style-name="P39">V</text:p>
          </table:table-cell>
          <table:table-cell table:style-name="Tabela1.A2" office:value-type="string">
            <text:p text:style-name="P39">ncomp</text:p>
          </table:table-cell>
          <table:table-cell table:style-name="Tabela1.A2" office:value-type="string">
            <text:p text:style-name="P41">E(<text:span text:style-name="T1">tamComp</text:span>)</text:p>
          </table:table-cell>
          <table:table-cell table:style-name="Tabela1.A2" office:value-type="string">
            <text:p text:style-name="P37">|<text:span text:style-name="T1">maiorComp</text:span>|</text:p>
          </table:table-cell>
          <table:table-cell table:style-name="Tabela1.A2" office:value-type="string">
            <text:p text:style-name="P39">ncomp</text:p>
          </table:table-cell>
          <table:table-cell table:style-name="Tabela1.A2" office:value-type="string">
            <text:p text:style-name="P41">E(<text:span text:style-name="T1">tamComp)</text:span></text:p>
          </table:table-cell>
          <table:table-cell table:style-name="Tabela1.G2" office:value-type="string">
            <text:p text:style-name="P37"><text:span text:style-name="T1">|maiorComp|</text:span></text:p>
          </table:table-cell>
        </table:table-row>
        <table:table-row table:style-name="TableLine94701656116112">
          <table:table-cell table:style-name="Tabela1.A2" office:value-type="string">
            <text:p text:style-name="P37">256</text:p>
          </table:table-cell>
          <table:table-cell table:style-name="Tabela1.A2" office:value-type="string">
            <text:p text:style-name="P42">125</text:p>
          </table:table-cell>
          <table:table-cell table:style-name="Tabela1.A2" office:value-type="string">
            <text:p text:style-name="P42">2.048</text:p>
          </table:table-cell>
          <table:table-cell table:style-name="Tabela1.A2" office:value-type="string">
            <text:p text:style-name="P42">26</text:p>
          </table:table-cell>
          <table:table-cell table:style-name="Tabela1.A2" office:value-type="string">
            <text:p text:style-name="P42">95</text:p>
          </table:table-cell>
          <table:table-cell table:style-name="Tabela1.A2" office:value-type="string">
            <text:p text:style-name="P42">2.69474</text:p>
          </table:table-cell>
          <table:table-cell table:style-name="Tabela1.G2" office:value-type="string">
            <text:p text:style-name="P42">53</text:p>
          </table:table-cell>
        </table:table-row>
        <table:table-row table:style-name="TableLine94701656116112">
          <table:table-cell table:style-name="Tabela1.A2" office:value-type="string">
            <text:p text:style-name="P37">512</text:p>
          </table:table-cell>
          <table:table-cell table:style-name="Tabela1.A2" office:value-type="string">
            <text:p text:style-name="P42">304</text:p>
          </table:table-cell>
          <table:table-cell table:style-name="Tabela1.A2" office:value-type="string">
            <text:p text:style-name="P42">1.68421</text:p>
          </table:table-cell>
          <table:table-cell table:style-name="Tabela1.A2" office:value-type="string">
            <text:p text:style-name="P42">40</text:p>
          </table:table-cell>
          <table:table-cell table:style-name="Tabela1.A2" office:value-type="string">
            <text:p text:style-name="P42">246</text:p>
          </table:table-cell>
          <table:table-cell table:style-name="Tabela1.A2" office:value-type="string">
            <text:p text:style-name="P42">2.0813</text:p>
          </table:table-cell>
          <table:table-cell table:style-name="Tabela1.G4" office:value-type="string">
            <text:p text:style-name="P42">124</text:p>
          </table:table-cell>
        </table:table-row>
        <table:table-row table:style-name="TableLine94701656116112">
          <table:table-cell table:style-name="Tabela1.A2" office:value-type="string">
            <text:p text:style-name="P37">1024</text:p>
          </table:table-cell>
          <table:table-cell table:style-name="Tabela1.A2" office:value-type="string">
            <text:p text:style-name="P42">572</text:p>
          </table:table-cell>
          <table:table-cell table:style-name="Tabela1.A2" office:value-type="string">
            <text:p text:style-name="P42">1.79021</text:p>
          </table:table-cell>
          <table:table-cell table:style-name="Tabela1.A2" office:value-type="string">
            <text:p text:style-name="P42">33</text:p>
          </table:table-cell>
          <table:table-cell table:style-name="Tabela1.A2" office:value-type="string">
            <text:p text:style-name="P43">475</text:p>
          </table:table-cell>
          <table:table-cell table:style-name="Tabela1.A2" office:value-type="string">
            <text:p text:style-name="P43">2.15579</text:p>
          </table:table-cell>
          <table:table-cell table:style-name="Tabela1.G2" office:value-type="string">
            <text:p text:style-name="P43">115</text:p>
          </table:table-cell>
        </table:table-row>
        <table:table-row table:style-name="TableLine94701656116112">
          <table:table-cell table:style-name="Tabela1.A2" office:value-type="string">
            <text:p text:style-name="P37">2048</text:p>
          </table:table-cell>
          <table:table-cell table:style-name="Tabela1.A2" office:value-type="string">
            <text:p text:style-name="P43">1132</text:p>
          </table:table-cell>
          <table:table-cell table:style-name="Tabela1.A2" office:value-type="string">
            <text:p text:style-name="P43">1.80919</text:p>
          </table:table-cell>
          <table:table-cell table:style-name="Tabela1.D6" office:value-type="string">
            <text:p text:style-name="P43">126</text:p>
          </table:table-cell>
          <table:table-cell table:style-name="Tabela1.A2" office:value-type="string">
            <text:p text:style-name="P43">918</text:p>
          </table:table-cell>
          <table:table-cell table:style-name="Tabela1.A2" office:value-type="string">
            <text:p text:style-name="P43">2.23094</text:p>
          </table:table-cell>
          <table:table-cell table:style-name="Tabela1.G2" office:value-type="string">
            <text:p text:style-name="P43">520</text:p>
          </table:table-cell>
        </table:table-row>
        <table:table-row table:style-name="TableLine94701656116112">
          <table:table-cell table:style-name="Tabela1.A2" office:value-type="string">
            <text:p text:style-name="P37">4096</text:p>
          </table:table-cell>
          <table:table-cell table:style-name="Tabela1.A2" office:value-type="string">
            <text:p text:style-name="P43">2252</text:p>
          </table:table-cell>
          <table:table-cell table:style-name="Tabela1.A2" office:value-type="string">
            <text:p text:style-name="P43">1.81883</text:p>
          </table:table-cell>
          <table:table-cell table:style-name="Tabela1.A2" office:value-type="string">
            <text:p text:style-name="P43">113</text:p>
          </table:table-cell>
          <table:table-cell table:style-name="Tabela1.A2" office:value-type="string">
            <text:p text:style-name="P43">1878</text:p>
          </table:table-cell>
          <table:table-cell table:style-name="Tabela1.A2" office:value-type="string">
            <text:p text:style-name="P43">2.18104</text:p>
          </table:table-cell>
          <table:table-cell table:style-name="Tabela1.G2" office:value-type="string">
            <text:p text:style-name="P43">307</text:p>
          </table:table-cell>
        </table:table-row>
        <table:table-row table:style-name="TableLine94701656116112">
          <table:table-cell table:style-name="Tabela1.A2" office:value-type="string">
            <text:p text:style-name="P37">8192</text:p>
          </table:table-cell>
          <table:table-cell table:style-name="Tabela1.A2" office:value-type="string">
            <text:p text:style-name="P43">4511</text:p>
          </table:table-cell>
          <table:table-cell table:style-name="Tabela1.A2" office:value-type="string">
            <text:p text:style-name="P43">1.81601</text:p>
          </table:table-cell>
          <table:table-cell table:style-name="Tabela1.A2" office:value-type="string">
            <text:p text:style-name="P43">73</text:p>
          </table:table-cell>
          <table:table-cell table:style-name="Tabela1.A2" office:value-type="string">
            <text:p text:style-name="P43">3689</text:p>
          </table:table-cell>
          <table:table-cell table:style-name="Tabela1.A2" office:value-type="string">
            <text:p text:style-name="P43">2.22066</text:p>
          </table:table-cell>
          <table:table-cell table:style-name="Tabela1.G2" office:value-type="string">
            <text:p text:style-name="P43">1352</text:p>
          </table:table-cell>
        </table:table-row>
        <table:table-row table:style-name="TableLine94701656116112">
          <table:table-cell table:style-name="Tabela1.A2" office:value-type="string">
            <text:p text:style-name="P37">16384</text:p>
          </table:table-cell>
          <table:table-cell table:style-name="Tabela1.B9" office:value-type="string">
            <text:p text:style-name="P43">9093</text:p>
          </table:table-cell>
          <table:table-cell table:style-name="Tabela1.C9" office:value-type="string">
            <text:p text:style-name="P43">1.80183</text:p>
          </table:table-cell>
          <table:table-cell table:style-name="Tabela1.D9" office:value-type="string">
            <text:p text:style-name="P43">89</text:p>
          </table:table-cell>
          <table:table-cell table:style-name="Tabela1.B9" office:value-type="string">
            <text:p text:style-name="P43">7455</text:p>
          </table:table-cell>
          <table:table-cell table:style-name="Tabela1.C9" office:value-type="string">
            <text:p text:style-name="P43">2.19772</text:p>
          </table:table-cell>
          <table:table-cell table:style-name="Tabela1.G9" office:value-type="string">
            <text:p text:style-name="P43">2438</text:p>
          </table:table-cell>
        </table:table-row>
      </table:table>
      <text:p text:style-name="P67"/>
      <text:h text:style-name="P32" text:outline-level="3"><text:soft-page-break/>Análise</text:h>
      <text:p text:style-name="P68">De fato, os testes <text:span text:style-name="T26">evidenciam que, </text:span><text:span text:style-name="T31">para um </text:span><text:span text:style-name="T7">e </text:span><text:span text:style-name="T14">pequeno,</text:span></text:p>
      <text:p text:style-name="P69"><text:span text:style-name="T13">Se </text:span><text:span text:style-name="T6">p = (1-e)/V</text:span><text:span text:style-name="T13">, o grafo tenderá a ter</text:span><text:span text:style-name="T6">:</text:span></text:p>
      <text:list xml:id="list3888017304" text:style-name="L12">
        <text:list-item>
          <text:p text:style-name="P52"><text:span text:style-name="T27">alto</text:span> número de componentes</text:p>
        </text:list-item>
        <text:list-item>
          <text:p text:style-name="P53"><text:span text:style-name="T29">muitas</text:span> componentes de tamanho pequeno</text:p>
        </text:list-item>
        <text:list-item>
          <text:p text:style-name="P52"><text:span text:style-name="T28">tamanho</text:span> <text:span text:style-name="T30">da</text:span> maior componente pequeno</text:p>
        </text:list-item>
      </text:list>
      <text:p text:style-name="P54">Se <text:span text:style-name="T1">p = (1+e)/V, </text:span>o grafo tenderá a ter:</text:p>
      <text:list xml:id="list3928664013" text:style-name="L13">
        <text:list-item>
          <text:p text:style-name="P55"><text:span text:style-name="T27">menor</text:span> número de componentes</text:p>
        </text:list-item>
        <text:list-item>
          <text:p text:style-name="P55"><text:span text:style-name="T29">menos</text:span> componentes de tamanho pequeno</text:p>
        </text:list-item>
        <text:list-item>
          <text:p text:style-name="P55"><text:span text:style-name="T28">uma</text:span> <text:span text:style-name="T30">componente</text:span> gigante</text:p>
        </text:list-item>
      </text:list>
      <text:p text:style-name="P54">Confirmando a propriedade de <text:span text:style-name="T31">componentes gigantes de grafos aleatórios de Erdos-Reniy.</text:span></text:p>
      <text:h text:style-name="P20" text:outline-level="1">Grafos gerados</text:h>
      <text:h text:style-name="P25" text:outline-level="2">Grafos aleatórios de Erdos-Reniy</text:h>
      <text:p text:style-name="P72"><text:span text:style-name="T32">Neste grafo com </text:span><text:span text:style-name="T8">V</text:span><text:span text:style-name="T32"> vértices, cada aresta </text:span><text:span text:style-name="T8">u-v</text:span><text:span text:style-name="T15"> (</text:span><text:span text:style-name="T8">u != v) </text:span><text:span text:style-name="T15">existe com probabilidade </text:span><text:span text:style-name="T8">p.</text:span></text:p>
      <text:h text:style-name="P34" text:outline-level="3">Programas</text:h>
      <text:p text:style-name="P72"><draw:frame text:anchor-type="paragraph" draw:z-index="12" draw:name="Forma1_6" draw:style-name="gr1" draw:text-style-name="P81" svg:width="3.615in" svg:height="0.5142in" svg:x="1.5283in" svg:y="0.1091in"><draw:text-box><text:p text:style-name="P80"><text:span text:style-name="T34">1</text:span><text:span text:style-name="T35"> <text:s/></text:span><text:span text:style-name="T36">arestasAleatorias.cpp</text:span></text:p><text:p text:style-name="P80"><text:span text:style-name="T34">2</text:span><text:span text:style-name="T35"> <text:s/></text:span><text:span text:style-name="T36">erdosReniy.sh</text:span></text:p></draw:text-box></draw:frame></text:p>
      <text:p text:style-name="P72"/>
      <text:p text:style-name="P72"/>
      <text:list xml:id="list1330650114" text:style-name="L14">
        <text:list-item>
          <text:p text:style-name="P71">Lê dois argumentos (./arestasAleatorias.<text:span text:style-name="T33">out</text:span> <text:span text:style-name="T9">V p) e joga para saída padrão o grafo aleatório obtido com </text:span><text:span text:style-name="T1">V</text:span><text:span text:style-name="T9"> e </text:span><text:span text:style-name="T1">p</text:span></text:p>
        </text:list-item>
        <text:list-item>
          <text:p text:style-name="P71"><text:span text:style-name="T9">Roda arestasAleatorias para alguns valores de V e p e guarda em arquivos no diretório ./grafos</text:span></text:p>
        </text:list-item>
      </text:list>
      <text:h text:style-name="P34" text:outline-level="3">Implementação</text:h>
      <text:p text:style-name="P73">Em pseudocódigo:</text:p>
      <text:p text:style-name="P73"><draw:frame text:anchor-type="paragraph" draw:z-index="13" draw:name="Forma3_3" draw:style-name="gr2" draw:text-style-name="P82" svg:width="4.8858in" svg:height="1.9177in" svg:x="0.9839in" svg:y="0.0783in"><draw:text-box><text:p><text:span text:style-name="T37">E ← </text:span><text:span text:style-name="T38">0</text:span></text:p><text:p><text:span text:style-name="T38">Para </text:span><text:span text:style-name="T37">u </text:span><text:span text:style-name="T38">em [0..</text:span><text:span text:style-name="T37">V</text:span><text:span text:style-name="T38">-1]</text:span><text:span text:style-name="T37">:</text:span></text:p><text:p><text:span text:style-name="T37"><text:tab/></text:span><text:span text:style-name="T38">Para </text:span><text:span text:style-name="T37">v </text:span><text:span text:style-name="T38">em [</text:span><text:span text:style-name="T37">u..V</text:span><text:span text:style-name="T38">-1]:</text:span></text:p><text:p><text:span text:style-name="T38"><text:tab/></text:span><text:span text:style-name="T38"><text:tab/></text:span><text:span text:style-name="T38"><text:tab/></text:span><text:span text:style-name="T37">x </text:span><text:span text:style-name="T38">= sorteia double entre [0..1]</text:span></text:p><text:p><text:span text:style-name="T38"><text:tab/></text:span><text:span text:style-name="T38"><text:tab/></text:span><text:span text:style-name="T38"><text:tab/></text:span><text:span text:style-name="T38">se </text:span><text:span text:style-name="T37">x</text:span><text:span text:style-name="T38"> &gt; </text:span><text:span text:style-name="T37">p: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8">guarda </text:span><text:span text:style-name="T37">u-v</text:span><text:span text:style-name="T38"> em fila</text:span></text:p><text:p><text:span text:style-name="T38"><text:tab/></text:span><text:span text:style-name="T38"><text:tab/></text:span><text:span text:style-name="T38"><text:tab/></text:span><text:span text:style-name="T38"><text:tab/></text:span><text:span text:style-name="T37">E </text:span><text:span text:style-name="T38">incrementa</text:span></text:p><text:p><text:span text:style-name="T38">Imprime V, Imprime E</text:span></text:p><text:p><text:span text:style-name="T38">Imprime cada aresta da fila</text:span></text:p><text:p><text:span text:style-name="T38"/>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h text:style-name="P35" text:outline-level="3"><text:soft-page-break/>Grafos utilizados</text:h>
      <text:p text:style-name="P74">O programa <text:span text:style-name="T1">erdosReniy.sh </text:span><text:span text:style-name="T9">roda os grafos aleatórios testados, que são</text:span></text:p>
      <text:list xml:id="list3441683735" text:style-name="L15">
        <text:list-item>
          <text:p text:style-name="P75"><text:span text:style-name="T9">14 grafos para testes de componente gigante, da forma “V{minus,plus}.in”</text:span></text:p>
        </text:list-item>
        <text:list-item>
          <text:p text:style-name="P75"><text:span text:style-name="T9">2 grafos para testes de 6 graus de separação, </text:span><text:span text:style-name="T16">que são “redeSocial.in” e “salaDeAula.in”</text:span></text:p>
        </text:list-item>
      </text:list>
      <text:p text:style-name="P76"><text:span text:style-name="T9">Nota: leva cerca de 1min30s para gerar a “redeSocial.in”</text:span></text:p>
      <text:h text:style-name="P26" text:outline-level="2">Word ladders</text:h>
      <text:p text:style-name="P77">Neste grafo de palavras, cada palavra está conectada se difere apenas de uma letra.</text:p>
      <text:h text:style-name="P36" text:outline-level="3">Programas</text:h>
      <text:p text:style-name="P78"><draw:frame text:anchor-type="paragraph" draw:z-index="14" draw:name="Forma1_7" draw:style-name="gr1" draw:text-style-name="P81" svg:width="3.615in" svg:height="0.5142in" svg:x="1.5283in" svg:y="0.2118in"><draw:text-box><text:p text:style-name="P80"><text:span text:style-name="T34">1</text:span><text:span text:style-name="T35"> <text:s/></text:span><text:span text:style-name="T36">palavrasEncostadas.cpp</text:span></text:p><text:p text:style-name="P80"><text:span text:style-name="T34">2</text:span><text:span text:style-name="T35"> <text:s/></text:span><text:span text:style-name="T36">wordLadders.sh</text:span></text:p></draw:text-box></draw:frame></text:p>
      <text:p text:style-name="P78"/>
      <text:p text:style-name="P78"/>
      <text:list xml:id="list2129541554" text:style-name="L16">
        <text:list-item>
          <text:p text:style-name="P79">Lê da entrada padrão um arquivo contendo a quantidade de palavras e palavras, e imprime na saída padrão o grafo representando aquele grafo segundo o modelo</text:p>
        </text:list-item>
        <text:list-item>
          <text:p text:style-name="P79">Executa ./palavrasEncostadas.out &lt;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osevka" svg:font-family="Iosevk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4:32:09.214193098</meta:creation-date>
    <dc:date>2022-06-17T17:17:36.180234492</dc:date>
    <meta:editing-duration>PT3H21M</meta:editing-duration>
    <meta:editing-cycles>20</meta:editing-cycles>
    <meta:generator>LibreOffice/6.4.7.2$Linux_X86_64 LibreOffice_project/40$Build-2</meta:generator>
    <meta:document-statistic meta:table-count="1" meta:image-count="0" meta:object-count="0" meta:page-count="7" meta:paragraph-count="142" meta:word-count="891" meta:character-count="5350" meta:non-whitespace-character-count="4617"/>
  </office:meta>
</office:document-meta>
</file>